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start" style:justify-single-word="false"/>
    </style:style>
    <style:style style:name="T1" style:family="text">
      <style:text-properties officeooo:rsid="00218489"/>
    </style:style>
    <style:style style:name="T2" style:family="text">
      <style:text-properties officeooo:rsid="0021c3ed"/>
    </style:style>
    <style:style style:name="T3" style:family="text">
      <style:text-properties officeooo:rsid="00237b3f"/>
    </style:style>
    <style:style style:name="T4" style:family="text">
      <style:text-properties officeooo:rsid="00256119"/>
    </style:style>
    <style:style style:name="T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6" style:family="text">
      <style:text-properties style:font-name="Liberation Sans" fo:font-size="14.1000003814697pt" fo:font-weight="bold" officeooo:rsid="002577fc" style:font-name-asian="Noto Sans CJK SC" style:font-size-asian="14.1000003814697pt" style:font-weight-asian="bold" style:font-name-complex="Lohit Devanagari" style:font-size-complex="14.1000003814697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nco delle terminologie di Kafka</text:p>
      <text:p text:style-name="Standard">Di seguito è riportato l'elenco delle più importanti terminologie Kafka che possono aiutarti a costruire le solide basi della conoscenza Kafka. Acquisisci conoscenza con queste terminologie e quindi pronto ad implementare il concetto attraverso la formazione online Kafka con esperti del settore</text:p>
      <text:p text:style-name="Standard"/>
      <text:h text:style-name="Heading_20_3" text:outline-level="3">i. Kafka Broker</text:h>
      <text:p text:style-name="Standard">Ci sono uno o più server disponibili nel cluster Apache Kafka, in sostanza, questi server (ciascuno) sono ciò che chiamiamo broker.</text:p>
      <text:p text:style-name="Standard"/>
      <text:h text:style-name="Heading_20_3" text:outline-level="3">ii. <text:span text:style-name="T1">Topics</text:span> di Kafka</text:h>
      <text:p text:style-name="Standard">Fondamentalmente, Kafka mantiene i feed di messaggi in categorie. Inoltre, i messaggi vengono archiviati e pubblicati in una categoria / nome del feed che è ciò che chiamiamo <text:span text:style-name="T2">Topic</text:span>. Inoltre, tutti i messaggi di Kafka sono generalmente organizzati in <text:span text:style-name="T3">Topic</text:span> di Kafka.</text:p>
      <text:p text:style-name="Standard"/>
      <text:h text:style-name="Heading_20_3" text:outline-level="3">iii. Kafka Partitions</text:h>
      <text:p text:style-name="Standard">In ogni broker di Kafka c'è un certo numero di partizioni. Queste partizioni Kafka in Kafka possono essere sia un leader che una replica di un argomento. Quindi, nel definire un Leader, è responsabile di tutte le scritture e letture di un argomento mentre se in qualche modo il leader fallisce, la replica prende il posto del nuovo leader.</text:p>
      <text:p text:style-name="Standard"/>
      <text:h text:style-name="Heading_20_3" text:outline-level="3">iv. <text:span text:style-name="T4">Produce</text:span> di Kafka</text:h>
      <text:p text:style-name="Standard">In parole semplici, i processi che pubblicano messaggi per Kafka sono quelli che chiamiamo produttori. Inoltre, pubblica i dati sugli argomenti di loro scelta.</text:p>
      <text:p text:style-name="Standard"/>
      <text:h text:style-name="Heading_20_3" text:outline-level="3">v. <text:span text:style-name="T4">Consumer</text:span> Kafka</text:h>
      <text:p text:style-name="Standard">I processi che si iscrivono agli argomenti e ai processi, oltre a leggere il feed dei messaggi pubblicati, sono ciò che chiamiamo consumatori.</text:p>
      <text:p text:style-name="Standard"/>
      <text:h text:style-name="Heading_20_3" text:outline-level="3"><text:span text:style-name="T6">vi</text:span>. Offset a Kafka</text:h>
      <text:p text:style-name="Standard">La posizione del consumatore nel registro e che viene mantenuta in base al consumatore è ciò che chiamiamo offset. Inoltre, possiamo dire che sono gli unici metadati conservati per ogni consumatore.</text:p>
      <text:p text:style-name="Standard"/>
      <text:h text:style-name="Heading_20_3" text:outline-level="3">vii. Kafka Consumer Group</text:h>
      <text:p text:style-name="Standard">Fondamentalmente, un'astrazione per il consumatore offerta da Kafka che generalizza sia i tradizionali modelli di accodamento della messaggistica sia la pubblicazione-sottoscrizione è ciò che chiamiamo il gruppo di consumatori. Tuttavia, con un nome di gruppo di consumatori, i consumatori possono etichettarsi.</text:p>
      <text:p text:style-name="Standard"/>
      <text:h text:style-name="Heading_20_3" text:outline-level="3"><text:soft-page-break/>viii. Kafka Log Anatomy</text:h>
      <text:p text:style-name="Standard">Un registro non è altro che un altro modo per visualizzare una partizione. Fondamentalmente, un'origine dati scrive i messaggi nel registro. Inoltre, uno o più consumatori leggono tali dati dal registro in qualsiasi momento lo desiderino. Comprendiamolo con un diagramma, qui i consumatori A e B stanno leggendo un'origine dati che sta scrivendo nel registro e dal registro in diversi offset.</text:p>
      <text:p text:style-name="Standard"/>
      <text:h text:style-name="Heading_20_3" text:outline-level="3">ix. Ordine dei messaggi Kafka e riconoscimenti dei clienti</text:h>
      <text:p text:style-name="Standard">In Kafka, l'ordine dei messaggi recapitati da una determinata partizione e i messaggi ricevuti dalla partizione è lo stesso.</text:p>
      <text:p text:style-name="Standard"/>
      <text:h text:style-name="Heading_20_3" text:outline-level="3">X. Nodo in Kafka</text:h>
      <text:p text:style-name="Standard">Nel cluster Apache Kafka, un nodo è un singolo computer.</text:p>
      <text:p text:style-name="Standard"/>
      <text:h text:style-name="Heading_20_3" text:outline-level="3">xi. Cluster Kafka</text:h>
      <text:p text:style-name="Standard">Un gruppo di computer che agiscono insieme per raggiungere uno scopo comune è ciò che chiamiamo un cluster. Anche in Kafka, ha lo stesso significato, ovvero un gruppo di computer, ciascuno con un'istanza del broker Kafka.</text:p>
      <text:p text:style-name="Standard"/>
      <text:h text:style-name="Heading_20_3" text:outline-level="3">xii. Kafka Replicas</text:h>
      <text:p text:style-name="Standard">Qui, la parola replica si riferisce a un backup. Ciò significa che una replica di una partizione è un "backup" di una partizione. Fondamentalmente, usiamo le repliche per prevenire la perdita dei dati, non leggono né scrivono mai i dati.</text:p>
      <text:p text:style-name="Standard"/>
      <text:h text:style-name="Heading_20_3" text:outline-level="3">xiii. Kafka Message</text:h>
      <text:p text:style-name="Standard">In una riga, Message in Kafka è un'informazione che viaggia dal produttore a un consumatore attraverso Apache Kafka.</text:p>
      <text:p text:style-name="Standard"/>
      <text:h text:style-name="Heading_20_3" text:outline-level="3">xiv. Kafka Leader</text:h>
      <text:p text:style-name="Standard">Un nodo che è responsabile di tutte le letture e scritture per la partizione data è ciò che chiamiamo Leader Kafka. Quindi, ogni partizione è composta da un server, che funge da leader.</text:p>
      <text:p text:style-name="Standard"/>
      <text:h text:style-name="Heading_20_3" text:outline-level="3">xv. Seguace in Kafka</text:h>
      <text:p text:style-name="Standard">In poche parole, un nodo che segue le istruzioni del leader è ciò che chiamiamo follower. L'uso di base di un follower è che, se un leader fallisce, uno di questi follower diventerà automaticamente il nuovo leader. Tuttavia, gioca come il normale consumatore, che estrae i messaggi e aggiorna anche il proprio archivio dati.</text:p>
      <text:p text:style-name="Standard">Impariamo le operazioni di Apache Kafka con i comandi</text:p>
      <text:p text:style-name="Standard"/>
      <text:h text:style-name="Heading_20_3" text:outline-level="3">xvi. Kafka Data Log</text:h>
      <text:p text:style-name="Standard">I messaggi vengono conservati attraverso Kafka, soprattutto per un periodo di tempo considerevole. Ciò significa che i consumatori possono leggere secondo la loro convenienza. Poiché Kafka è configurato per conservare i messaggi per 24 ore, ma in qualche modo il consumatore è inattivo per un periodo superiore a 24 ore, in tal caso il consumatore perderà i messaggi. Tuttavia, è possibile <text:soft-page-break/>leggere quel messaggio dall'ultimo offset noto, solo se il tempo di inattività di una parte del consumatore è di soli 60 minuti.</text:p>
      <text:h text:style-name="Heading_20_3" text:outline-level="3"/>
      <text:h text:style-name="Heading_20_3" text:outline-level="3">xvii. API del connettore Kafka</text:h>
      <text:p text:style-name="Standard">L'API che consente di creare e gestire consumatori o produttori riutilizzabili che collegano applicazioni o sistemi di dati esistenti agli argomenti di Kafka, utilizziamo l'API Connector.</text:p>
      <text:p text:style-name="Standard"/>
      <text:p text:style-name="Standard">Quindi, tutto riguardava le terminologie di Apache Kafka. Spero ti piaccia la nostra spiegazione.</text:p>
      <text:p text:style-name="Standard"/>
      <text:p text:style-name="Standard">Sommario</text:p>
      <text:p text:style-name="Standard">Quindi, questo tutorial di Apache Kafka riassume la maggior parte delle importanti terminologie di Apache Kafka. Inoltre, questo articolo spiega come questi termini svolgono un ruolo importante nei calcoli di Apache Kafka. Inoltre, ci aiuta a capire Kafka in modo più approfondit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6:53:49.335492850</meta:creation-date>
    <dc:date>2019-08-31T17:02:21.698190175</dc:date>
    <meta:editing-duration>PT8M29S</meta:editing-duration>
    <meta:editing-cycles>8</meta:editing-cycles>
    <meta:generator>LibreOffice/6.0.7.3$Linux_X86_64 LibreOffice_project/00m0$Build-3</meta:generator>
    <meta:document-statistic meta:table-count="0" meta:image-count="0" meta:object-count="0" meta:page-count="3" meta:paragraph-count="40" meta:word-count="801" meta:character-count="5046" meta:non-whitespace-character-count="4285"/>
  </office:meta>
</office:document-meta>
</file>